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 style:list-style-name="WWNum15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5" style:family="paragraph" style:parent-style-name="Standard" style:list-style-name="WWNum24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7" style:family="paragraph" style:parent-style-name="Standard" style:list-style-name="WWNum16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8" style:family="paragraph" style:parent-style-name="Standard" style:list-style-name="WWNum13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9" style:family="paragraph" style:parent-style-name="Standard" style:list-style-name="WWNum22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0" style:family="paragraph" style:parent-style-name="Standard" style:list-style-name="WWNum17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1" style:family="paragraph" style:parent-style-name="Standard" style:list-style-name="WWNum10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3" style:family="paragraph" style:parent-style-name="Standard" style:list-style-name="WWNum11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4" style:family="paragraph" style:parent-style-name="Standard" style:list-style-name="WWNum7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5" style:family="paragraph" style:parent-style-name="Standard" style:list-style-name="WWNum5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6" style:family="paragraph" style:parent-style-name="Standard" style:list-style-name="WWNum9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7" style:family="paragraph" style:parent-style-name="Standard" style:list-style-name="WWNum4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8" style:family="paragraph" style:parent-style-name="Standard" style:list-style-name="WWNum23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19" style:family="paragraph" style:parent-style-name="Standard" style:list-style-name="WWNum12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1" style:family="paragraph" style:parent-style-name="Standard" style:list-style-name="WWNum18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2" style:family="paragraph" style:parent-style-name="Standard" style:list-style-name="WWNum20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3" style:family="paragraph" style:parent-style-name="Standard" style:list-style-name="WWNum8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4" style:family="paragraph" style:parent-style-name="Standard" style:list-style-name="WWNum1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5" style:family="paragraph" style:parent-style-name="Standard" style:list-style-name="WWNum21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6" style:family="paragraph" style:parent-style-name="Standard" style:list-style-name="WWNum19">
      <style:paragraph-properties fo:margin-left="0.5in" fo:margin-right="0in" fo:margin-top="0.1665in" fo:margin-bottom="0in" loext:contextual-spacing="false" fo:line-height="115%" fo:text-indent="-0.25in" style:auto-text-indent="false"/>
    </style:style>
    <style:style style:name="P27" style:family="paragraph" style:parent-style-name="Standard" style:list-style-name="WWNum14">
      <style:paragraph-properties fo:margin-left="0.5in" fo:margin-right="0in" fo:margin-top="0.1665in" fo:margin-bottom="0.1665in" loext:contextual-spacing="false" fo:line-height="115%" fo:text-indent="-0.25in" style:auto-text-indent="false"/>
    </style:style>
    <style:style style:name="P28" style:family="paragraph" style:parent-style-name="Standard" style:list-style-name="WWNum15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29" style:family="paragraph" style:parent-style-name="Standard" style:list-style-name="WWNum24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0" style:family="paragraph" style:parent-style-name="Standard" style:list-style-name="WWNum2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1" style:family="paragraph" style:parent-style-name="Standard" style:list-style-name="WWNum16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2" style:family="paragraph" style:parent-style-name="Standard" style:list-style-name="WWNum13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3" style:family="paragraph" style:parent-style-name="Standard" style:list-style-name="WWNum22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4" style:family="paragraph" style:parent-style-name="Standard" style:list-style-name="WWNum17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5" style:family="paragraph" style:parent-style-name="Standard" style:list-style-name="WWNum10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7" style:family="paragraph" style:parent-style-name="Standard" style:list-style-name="WWNum11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8" style:family="paragraph" style:parent-style-name="Standard" style:list-style-name="WWNum7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39" style:family="paragraph" style:parent-style-name="Standard" style:list-style-name="WWNum5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40" style:family="paragraph" style:parent-style-name="Standard" style:list-style-name="WWNum18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41" style:family="paragraph" style:parent-style-name="Standard" style:list-style-name="WWNum19">
      <style:paragraph-properties fo:margin-left="1in" fo:margin-right="0in" fo:margin-top="0in" fo:margin-bottom="0in" loext:contextual-spacing="false" fo:line-height="115%" fo:text-indent="-0.25in" style:auto-text-indent="false"/>
    </style:style>
    <style:style style:name="P42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4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46" style:family="paragraph" style:parent-style-name="Standard" style:list-style-name="WWNum23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47" style:family="paragraph" style:parent-style-name="Standard" style:list-style-name="WWNum12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48" style:family="paragraph" style:parent-style-name="Standard" style:list-style-name="WWNum6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49" style:family="paragraph" style:parent-style-name="Standard" style:list-style-name="WWNum21">
      <style:paragraph-properties fo:margin-left="1in" fo:margin-right="0in" fo:margin-top="0in" fo:margin-bottom="0in" loext:contextual-spacing="false" fo:line-height="150%" fo:text-indent="-0.25in" style:auto-text-indent="false"/>
    </style:style>
    <style:style style:name="P50" style:family="paragraph" style:parent-style-name="Standard" style:list-style-name="WWNum15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1" style:family="paragraph" style:parent-style-name="Standard" style:list-style-name="WWNum24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2" style:family="paragraph" style:parent-style-name="Standard" style:list-style-name="WWNum2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3" style:family="paragraph" style:parent-style-name="Standard" style:list-style-name="WWNum16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4" style:family="paragraph" style:parent-style-name="Standard" style:list-style-name="WWNum13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5" style:family="paragraph" style:parent-style-name="Standard" style:list-style-name="WWNum22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6" style:family="paragraph" style:parent-style-name="Standard" style:list-style-name="WWNum17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7" style:family="paragraph" style:parent-style-name="Standard" style:list-style-name="WWNum10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8" style:family="paragraph" style:parent-style-name="Standard" style:list-style-name="WWNum3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59" style:family="paragraph" style:parent-style-name="Standard" style:list-style-name="WWNum11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0" style:family="paragraph" style:parent-style-name="Standard" style:list-style-name="WWNum7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1" style:family="paragraph" style:parent-style-name="Standard" style:list-style-name="WWNum5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2" style:family="paragraph" style:parent-style-name="Standard" style:list-style-name="WWNum9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3" style:family="paragraph" style:parent-style-name="Standard" style:list-style-name="WWNum4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4" style:family="paragraph" style:parent-style-name="Standard" style:list-style-name="WWNum23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5" style:family="paragraph" style:parent-style-name="Standard" style:list-style-name="WWNum12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6" style:family="paragraph" style:parent-style-name="Standard" style:list-style-name="WWNum6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7" style:family="paragraph" style:parent-style-name="Standard" style:list-style-name="WWNum18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8" style:family="paragraph" style:parent-style-name="Standard" style:list-style-name="WWNum20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69" style:family="paragraph" style:parent-style-name="Standard" style:list-style-name="WWNum8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70" style:family="paragraph" style:parent-style-name="Standard" style:list-style-name="WWNum1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71" style:family="paragraph" style:parent-style-name="Standard" style:list-style-name="WWNum21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72" style:family="paragraph" style:parent-style-name="Standard" style:list-style-name="WWNum19">
      <style:paragraph-properties fo:margin-left="1in" fo:margin-right="0in" fo:margin-top="0in" fo:margin-bottom="0.1665in" loext:contextual-spacing="false" fo:line-height="115%" fo:text-indent="-0.25in" style:auto-text-indent="false"/>
    </style:style>
    <style:style style:name="P73" style:family="paragraph" style:parent-style-name="Standard" style:list-style-name="WWNum18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74" style:family="paragraph" style:parent-style-name="Standard" style:master-page-name="Standard">
      <style:paragraph-properties fo:line-height="150%" style:page-number="1"/>
    </style:style>
    <style:style style:name="T1" style:family="text">
      <style:text-properties fo:color="#ff00ff" fo:font-size="30pt" fo:font-weight="bold" style:font-size-asian="30pt" style:font-weight-asian="bold" style:font-size-complex="30pt"/>
    </style:style>
    <style:style style:name="T2" style:family="text">
      <style:text-properties fo:color="#ff00ff"/>
    </style:style>
    <style:style style:name="T3" style:family="text">
      <style:text-properties fo:font-size="30pt" fo:font-weight="bold" style:font-size-asian="30pt" style:font-weight-asian="bold" style:font-size-complex="30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color="#b7b7b7" fo:font-size="8pt" style:font-size-asian="8pt" style:font-size-complex="8pt"/>
    </style:style>
    <style:style style:name="T6" style:family="text">
      <style:text-properties fo:color="#b7b7b7" fo:font-size="8pt" style:text-underline-style="solid" style:text-underline-width="auto" style:text-underline-color="font-color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text:span text:style-name="T1">ProjectName</text:span><text:span text:style-name="T3"> usability survey</text:span></text:p>
      <text:p text:style-name="P3"/>
      <text:p text:style-name="P3">We need your feedback to see if there are areas we could improve-upon to make this <text:span text:style-name="T2">tool/site/app</text:span> as useful and successful as possible.</text:p>
      <text:p text:style-name="P3"/>
      <text:p text:style-name="P3">Just use the interface as naturally as you can – try to locate the items you’d normally use or look for most often, making note of any issues you might have while using the interface – confusion, frustration, anything missing or needing adjustment.</text:p>
      <text:p text:style-name="P3"/>
      <text:p text:style-name="P3">Please feel relaxed about this session- this is feedback for OUR PROJECT, it’s NOT a test of your abilities!</text:p>
      <text:p text:style-name="P3"/>
      <text:p text:style-name="P3">Thank you for your help~</text:p>
      <text:p text:style-name="P3"/>
      <text:p text:style-name="P3"><text:span text:style-name="T2">Xxxxx Xxxxxx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4">Visual presentation </text:span></text:p>
      <text:p text:style-name="P1"/>
      <text:list xml:id="list4146589127" text:style-name="WWNum15">
        <text:list-item>
          <text:p text:style-name="P4">Can you clearly locate the navigation options?</text:p>
          <text:list>
            <text:list-item>
              <text:p text:style-name="P28">Yes<text:tab/>Mostly Yes<text:tab/>Mostly No<text:tab/>No</text:p>
            </text:list-item>
            <text:list-item>
              <text:p text:style-name="P50">Comments: </text:p>
            </text:list-item>
          </text:list>
        </text:list-item>
      </text:list>
      <text:p text:style-name="P1"/>
      <text:list xml:id="list673796887" text:style-name="WWNum24">
        <text:list-item>
          <text:p text:style-name="P5">Are the icons used in the navigation easy to see?</text:p>
          <text:list>
            <text:list-item>
              <text:p text:style-name="P29">Yes<text:tab/>Mostly Yes<text:tab/>Mostly No<text:tab/>No</text:p>
            </text:list-item>
            <text:list-item>
              <text:p text:style-name="P51">Comments: </text:p>
            </text:list-item>
          </text:list>
        </text:list-item>
      </text:list>
      <text:p text:style-name="P1"/>
      <text:list xml:id="list4116707136" text:style-name="WWNum2">
        <text:list-item>
          <text:p text:style-name="P6">Do the icons used in the navigation make sense to you?</text:p>
          <text:list>
            <text:list-item>
              <text:p text:style-name="P30">Yes<text:tab/>Mostly Yes<text:tab/>Mostly No<text:tab/>No</text:p>
            </text:list-item>
            <text:list-item>
              <text:p text:style-name="P52">Comments: </text:p>
            </text:list-item>
          </text:list>
        </text:list-item>
      </text:list>
      <text:p text:style-name="P1"/>
      <text:list xml:id="list1325208839" text:style-name="WWNum16">
        <text:list-item>
          <text:p text:style-name="P7"><text:soft-page-break/>Is the font style easy to read?</text:p>
          <text:list>
            <text:list-item>
              <text:p text:style-name="P31">Yes<text:tab/>Mostly Yes<text:tab/>Mostly No<text:tab/>No</text:p>
            </text:list-item>
            <text:list-item>
              <text:p text:style-name="P53">Comments: </text:p>
            </text:list-item>
          </text:list>
        </text:list-item>
      </text:list>
      <text:p text:style-name="P1"/>
      <text:list xml:id="list2791434650" text:style-name="WWNum13">
        <text:list-item>
          <text:p text:style-name="P8">Is the font size easy to read?</text:p>
          <text:list>
            <text:list-item>
              <text:p text:style-name="P32">Yes<text:tab/>Mostly Yes<text:tab/>Mostly No<text:tab/>No</text:p>
            </text:list-item>
            <text:list-item>
              <text:p text:style-name="P54">Comments: </text:p>
            </text:list-item>
          </text:list>
        </text:list-item>
      </text:list>
      <text:p text:style-name="P1"/>
      <text:list xml:id="list2603552272" text:style-name="WWNum22">
        <text:list-item>
          <text:p text:style-name="P9">Are the navigation options easy to select?</text:p>
          <text:list>
            <text:list-item>
              <text:p text:style-name="P33">Yes<text:tab/>Mostly Yes<text:tab/>Mostly No<text:tab/>No</text:p>
            </text:list-item>
            <text:list-item>
              <text:p text:style-name="P55">Comments:</text:p>
            </text:list-item>
          </text:list>
        </text:list-item>
      </text:list>
      <text:p text:style-name="P1"/>
      <text:list xml:id="list2564574021" text:style-name="WWNum17">
        <text:list-item>
          <text:p text:style-name="P10">Overall, how would you rate the visual presentation?</text:p>
          <text:list>
            <text:list-item>
              <text:p text:style-name="P34">Negative <text:s/>0 <text:s/>– <text:s/>1 <text:s/>– <text:s/>2 <text:s/>– <text:s/>3 <text:s/>– <text:s/>4 <text:s/>– <text:s/>5 <text:s/>Positive</text:p>
            </text:list-item>
            <text:list-item>
              <text:p text:style-name="P56">Comments: </text:p>
            </text:list-item>
          </text:list>
        </text:list-item>
      </text:list>
      <text:p text:style-name="P1"/>
      <text:p text:style-name="P1"/>
      <text:p text:style-name="P1"><text:span text:style-name="T4">Written presentation</text:span></text:p>
      <text:p text:style-name="P1"/>
      <text:list xml:id="list3695571127" text:style-name="WWNum10">
        <text:list-item>
          <text:p text:style-name="P11">Are the words used in the navigation options clear?</text:p>
          <text:list>
            <text:list-item>
              <text:p text:style-name="P35">Yes<text:tab/>Mostly Yes<text:tab/>Mostly No<text:tab/>No</text:p>
            </text:list-item>
            <text:list-item>
              <text:p text:style-name="P57"><text:soft-page-break/>Comments: </text:p>
            </text:list-item>
          </text:list>
        </text:list-item>
      </text:list>
      <text:p text:style-name="P1"/>
      <text:list xml:id="list1159090281" text:style-name="WWNum3">
        <text:list-item>
          <text:p text:style-name="P12">Is the writing easy to understand?</text:p>
          <text:list>
            <text:list-item>
              <text:p text:style-name="P36">Yes<text:tab/>Mostly Yes<text:tab/>Mostly No<text:tab/>No</text:p>
            </text:list-item>
            <text:list-item>
              <text:p text:style-name="P58">Comments: </text:p>
            </text:list-item>
          </text:list>
        </text:list-item>
      </text:list>
      <text:p text:style-name="P1"/>
      <text:list xml:id="list437486309" text:style-name="WWNum11">
        <text:list-item>
          <text:p text:style-name="P13">Would you consider the writing inclusive?</text:p>
          <text:list>
            <text:list-item>
              <text:p text:style-name="P37">Yes<text:tab/>Mostly Yes<text:tab/>Mostly No<text:tab/>No</text:p>
            </text:list-item>
            <text:list-item>
              <text:p text:style-name="P59">Comments: </text:p>
            </text:list-item>
          </text:list>
        </text:list-item>
      </text:list>
      <text:p text:style-name="P1"/>
      <text:list xml:id="list4078533765" text:style-name="WWNum7">
        <text:list-item>
          <text:p text:style-name="P14">Would you consider the writing voice approachable?</text:p>
          <text:list>
            <text:list-item>
              <text:p text:style-name="P38">Yes<text:tab/>Mostly Yes<text:tab/>Mostly No<text:tab/>No</text:p>
            </text:list-item>
            <text:list-item>
              <text:p text:style-name="P60">Comments: </text:p>
            </text:list-item>
          </text:list>
        </text:list-item>
      </text:list>
      <text:p text:style-name="P1"/>
      <text:list xml:id="list2994565619" text:style-name="WWNum5">
        <text:list-item>
          <text:p text:style-name="P15">Did you encounter jargon or words you didn’t understand?</text:p>
          <text:list>
            <text:list-item>
              <text:p text:style-name="P39">Yes<text:tab/>Some<text:tab/> <text:s text:c="2"/>No</text:p>
            </text:list-item>
            <text:list-item>
              <text:p text:style-name="P61">Comments: </text:p>
            </text:list-item>
          </text:list>
        </text:list-item>
      </text:list>
      <text:p text:style-name="P1"/>
      <text:list xml:id="list3897677389" text:style-name="WWNum9">
        <text:list-item>
          <text:p text:style-name="P16">Overall, how would you rate the written presentation?</text:p>
          <text:list>
            <text:list-item>
              <text:p text:style-name="P42">Negative <text:s/>0 <text:s/>– <text:s/>1 <text:s/>– <text:s/>2 <text:s/>– <text:s/>3 <text:s/>– <text:s/>4 <text:s/>– <text:s/>5 <text:s/>Positive</text:p>
            </text:list-item>
            <text:list-item>
              <text:p text:style-name="P62">Comments: </text:p>
            </text:list-item>
          </text:list>
        </text:list-item>
      </text:list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4">Navigation</text:span></text:p>
      <text:p text:style-name="P1"/>
      <text:list xml:id="list2836746875" text:style-name="WWNum4">
        <text:list-item>
          <text:p text:style-name="P17">Is the top-level navigation easy to follow?</text:p>
          <text:list>
            <text:list-item>
              <text:p text:style-name="P45">Yes<text:tab/>Mostly Yes<text:tab/>Mostly No<text:tab/>No</text:p>
            </text:list-item>
            <text:list-item>
              <text:p text:style-name="P63">Comments: </text:p>
            </text:list-item>
          </text:list>
        </text:list-item>
      </text:list>
      <text:p text:style-name="P1"/>
      <text:list xml:id="list4196841442" text:style-name="WWNum23">
        <text:list-item>
          <text:p text:style-name="P18">Is the drop-down navigation easy to follow?</text:p>
          <text:list>
            <text:list-item>
              <text:p text:style-name="P46">Yes<text:tab/>Mostly Yes<text:tab/>Mostly No<text:tab/>No</text:p>
            </text:list-item>
            <text:list-item>
              <text:p text:style-name="P64">Comments: </text:p>
            </text:list-item>
          </text:list>
        </text:list-item>
      </text:list>
      <text:p text:style-name="P1"/>
      <text:list xml:id="list4161207847" text:style-name="WWNum12">
        <text:list-item>
          <text:p text:style-name="P19">Is the page navigation easy to follow?</text:p>
          <text:list>
            <text:list-item>
              <text:p text:style-name="P47">Yes<text:tab/>Mostly Yes<text:tab/>Mostly No<text:tab/>No</text:p>
            </text:list-item>
            <text:list-item>
              <text:p text:style-name="P65">Comments: </text:p>
            </text:list-item>
          </text:list>
        </text:list-item>
      </text:list>
      <text:p text:style-name="P1"/>
      <text:list xml:id="list455884960" text:style-name="WWNum6">
        <text:list-item>
          <text:p text:style-name="P20"><text:soft-page-break/>Is it clear when a link is going to take you to another site?</text:p>
          <text:list>
            <text:list-item>
              <text:p text:style-name="P48">Yes<text:tab/>Mostly Yes<text:tab/>Mostly No<text:tab/>No</text:p>
            </text:list-item>
            <text:list-item>
              <text:p text:style-name="P66">Comments: </text:p>
            </text:list-item>
          </text:list>
        </text:list-item>
      </text:list>
      <text:p text:style-name="P1"/>
      <text:list xml:id="list667632622" text:style-name="WWNum18">
        <text:list-item>
          <text:p text:style-name="P21">Did you use the search bar?</text:p>
          <text:list>
            <text:list-item>
              <text:p text:style-name="P40">Yes<text:tab/>No</text:p>
            </text:list-item>
            <text:list-item>
              <text:p text:style-name="P40">If yes, how would you rate the results?</text:p>
              <text:list>
                <text:list-item>
                  <text:p text:style-name="P73">Negative <text:s/>0 <text:s/>– <text:s/>1 <text:s/>– <text:s/>2 <text:s/>– <text:s/>3 <text:s/>– <text:s/>4 <text:s/>– <text:s/>5 <text:s/>Positive</text:p>
                </text:list-item>
              </text:list>
            </text:list-item>
            <text:list-item>
              <text:p text:style-name="P67">Comments: </text:p>
            </text:list-item>
          </text:list>
        </text:list-item>
      </text:list>
      <text:p text:style-name="P1"/>
      <text:list xml:id="list3877113186" text:style-name="WWNum20">
        <text:list-item>
          <text:p text:style-name="P22">How often do you use search bars on other sites/applications?</text:p>
          <text:list>
            <text:list-item>
              <text:p text:style-name="P68">My first choice<text:tab/><text:tab/>Sometimes<text:tab/> <text:s text:c="2"/>As a last resort<text:tab/>Never</text:p>
            </text:list-item>
          </text:list>
        </text:list-item>
      </text:list>
      <text:p text:style-name="P1"/>
      <text:list xml:id="list891115521" text:style-name="WWNum8">
        <text:list-item>
          <text:p text:style-name="P23">Overall, how would you rate the navigation?</text:p>
          <text:list>
            <text:list-item>
              <text:p text:style-name="P43">Negative <text:s/>0 <text:s/>– <text:s/>1 <text:s/>– <text:s/>2 <text:s/>– <text:s/>3 <text:s/>– <text:s/>4 <text:s/>– <text:s/>5 <text:s/>Positive</text:p>
            </text:list-item>
            <text:list-item>
              <text:p text:style-name="P69">Comments: </text:p>
            </text:list-item>
          </text:list>
        </text:list-item>
      </text:list>
      <text:p text:style-name="P1"/>
      <text:p text:style-name="P1"><text:span text:style-name="T4">Feel</text:span></text:p>
      <text:p text:style-name="P1"/>
      <text:list xml:id="list3176443580" text:style-name="WWNum1">
        <text:list-item>
          <text:p text:style-name="P24">Overall, how would you rate your emotional experience? </text:p>
          <text:list>
            <text:list-item>
              <text:p text:style-name="P44">Negative <text:s/>0 <text:s/>– <text:s/>1 <text:s/>– <text:s/>2 <text:s/>– <text:s/>3 <text:s/>– <text:s/>4 <text:s/>– <text:s/>5 <text:s/>Positive</text:p>
            </text:list-item>
            <text:list-item>
              <text:p text:style-name="P70"><text:soft-page-break/>Comments: </text:p>
            </text:list-item>
          </text:list>
        </text:list-item>
      </text:list>
      <text:p text:style-name="P1"/>
      <text:list xml:id="list3080190179" text:style-name="WWNum21">
        <text:list-item>
          <text:p text:style-name="P25">Do you feel this could be a useful tool for your work?</text:p>
          <text:list>
            <text:list-item>
              <text:p text:style-name="P49">Yes<text:tab/>Mostly Yes<text:tab/>Mostly No<text:tab/>No</text:p>
            </text:list-item>
            <text:list-item>
              <text:p text:style-name="P71">Comments: </text:p>
            </text:list-item>
          </text:list>
        </text:list-item>
      </text:list>
      <text:p text:style-name="P1"/>
      <text:list xml:id="list4292568658" text:style-name="WWNum19">
        <text:list-item>
          <text:p text:style-name="P26">Would you recommend this system to your coworkers?</text:p>
          <text:list>
            <text:list-item>
              <text:p text:style-name="P41">Yes<text:tab/>Probably<text:tab/>Probably not<text:tab/> <text:s text:c="3"/>No</text:p>
            </text:list-item>
            <text:list-item>
              <text:p text:style-name="P72">Comments: </text:p>
            </text:list-item>
          </text:list>
        </text:list-item>
      </text:list>
      <text:p text:style-name="P1"/>
      <text:p text:style-name="P1"/>
      <text:p text:style-name="P1"><text:span text:style-name="T4">Other</text:span></text:p>
      <text:p text:style-name="P1"/>
      <text:list xml:id="list4130987033" text:style-name="WWNum14">
        <text:list-item>
          <text:p text:style-name="P27">Do you have any other comments, suggestions or concerns?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">The original of this usability survey was created by Will Sherman (</text:span><text:a xlink:type="simple" xlink:href="http://willjsherman.com" text:style-name="ListLabel_20_217" text:visited-style-name="ListLabel_20_217"><text:span text:style-name="T6">willjsherman.com</text:span></text:a><text:span text:style-name="T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fo:color="#b7b7b7" fo:font-size="8pt" style:text-underline-style="solid" style:text-underline-width="auto" style:text-underline-color="font-color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8" meta:paragraph-count="83" meta:word-count="559" meta:character-count="2911" meta:non-whitespace-character-count="2384"/>
    <meta:generator>LibreOfficeDev/6.0.5.2$Linux_X86_64 LibreOffice_project/</meta:generator>
  </office:meta>
</office:document-meta>
</file>